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4ba8" officeooo:paragraph-rsid="000f4ba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6224" officeooo:paragraph-rsid="000f622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f4ba8" officeooo:paragraph-rsid="000f4ba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f4ba8" officeooo:paragraph-rsid="000f4ba8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f6224" officeooo:paragraph-rsid="000f6224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normal" officeooo:rsid="000f4ba8" officeooo:paragraph-rsid="000f4ba8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normal" officeooo:rsid="0011455e" officeooo:paragraph-rsid="0011455e" style:font-weight-asian="normal" style:font-weight-complex="normal"/>
    </style:style>
    <style:style style:name="P8" style:family="paragraph" style:parent-style-name="Standard" style:list-style-name="L4">
      <style:paragraph-properties fo:text-align="justify" style:justify-single-word="false"/>
      <style:text-properties fo:font-weight="normal" officeooo:rsid="0011455e" officeooo:paragraph-rsid="0011455e" style:font-weight-asian="normal" style:font-weight-complex="normal"/>
    </style:style>
    <style:style style:name="P9" style:family="paragraph" style:parent-style-name="Standard" style:list-style-name="L4">
      <style:paragraph-properties fo:text-align="justify" style:justify-single-word="false"/>
      <style:text-properties fo:font-weight="normal" officeooo:rsid="0011455e" officeooo:paragraph-rsid="00208771" style:font-weight-asian="normal" style:font-weight-complex="normal"/>
    </style:style>
    <style:style style:name="P10" style:family="paragraph" style:parent-style-name="Standard" style:list-style-name="L5">
      <style:paragraph-properties fo:text-align="justify" style:justify-single-word="false"/>
      <style:text-properties fo:font-weight="normal" officeooo:rsid="0011455e" officeooo:paragraph-rsid="001230b8" style:font-weight-asian="normal" style:font-weight-complex="normal"/>
    </style:style>
    <style:style style:name="P11" style:family="paragraph" style:parent-style-name="Standard" style:list-style-name="L6">
      <style:paragraph-properties fo:text-align="justify" style:justify-single-word="false"/>
      <style:text-properties fo:font-weight="normal" officeooo:rsid="0011455e" officeooo:paragraph-rsid="001230b8" style:font-weight-asian="normal" style:font-weight-complex="normal"/>
    </style:style>
    <style:style style:name="P12" style:family="paragraph" style:parent-style-name="Standard" style:list-style-name="L6">
      <style:paragraph-properties fo:text-align="justify" style:justify-single-word="false"/>
      <style:text-properties fo:font-weight="normal" officeooo:rsid="0011455e" officeooo:paragraph-rsid="00219974" style:font-weight-asian="normal" style:font-weight-complex="normal"/>
    </style:style>
    <style:style style:name="P13" style:family="paragraph" style:parent-style-name="Standard" style:list-style-name="L7">
      <style:paragraph-properties fo:text-align="justify" style:justify-single-word="false"/>
      <style:text-properties fo:font-weight="normal" officeooo:rsid="0011455e" officeooo:paragraph-rsid="00219974" style:font-weight-asian="normal" style:font-weight-complex="normal"/>
    </style:style>
    <style:style style:name="P14" style:family="paragraph" style:parent-style-name="Standard" style:list-style-name="L8">
      <style:paragraph-properties fo:text-align="justify" style:justify-single-word="false"/>
      <style:text-properties fo:font-weight="normal" officeooo:rsid="0011455e" officeooo:paragraph-rsid="00219974" style:font-weight-asian="normal" style:font-weight-complex="normal"/>
    </style:style>
    <style:style style:name="P15" style:family="paragraph" style:parent-style-name="Standard" style:list-style-name="L9">
      <style:paragraph-properties fo:text-align="justify" style:justify-single-word="false"/>
      <style:text-properties fo:font-weight="normal" officeooo:rsid="0011455e" officeooo:paragraph-rsid="0015bdd2" style:font-weight-asian="normal" style:font-weight-complex="normal"/>
    </style:style>
    <style:style style:name="P16" style:family="paragraph" style:parent-style-name="Standard" style:list-style-name="L10">
      <style:paragraph-properties fo:text-align="justify" style:justify-single-word="false"/>
      <style:text-properties fo:font-weight="normal" officeooo:rsid="0011455e" officeooo:paragraph-rsid="0019a595" style:font-weight-asian="normal" style:font-weight-complex="normal"/>
    </style:style>
    <style:style style:name="P17" style:family="paragraph" style:parent-style-name="Standard" style:list-style-name="L11">
      <style:paragraph-properties fo:text-align="justify" style:justify-single-word="false"/>
      <style:text-properties fo:font-weight="normal" officeooo:rsid="0011455e" officeooo:paragraph-rsid="001424c6" style:font-weight-asian="normal" style:font-weight-complex="normal"/>
    </style:style>
    <style:style style:name="P18" style:family="paragraph" style:parent-style-name="Standard" style:list-style-name="L12">
      <style:paragraph-properties fo:text-align="justify" style:justify-single-word="false"/>
      <style:text-properties fo:font-weight="normal" officeooo:rsid="0011455e" officeooo:paragraph-rsid="001b3cc1" style:font-weight-asian="normal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weight="normal" officeooo:rsid="001230b8" officeooo:paragraph-rsid="001230b8" style:font-weight-asian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weight="normal" officeooo:rsid="0015bdd2" officeooo:paragraph-rsid="0015bdd2" style:font-weight-asian="normal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fo:font-weight="normal" officeooo:rsid="000f6224" officeooo:paragraph-rsid="000f6224" style:font-weight-asian="normal" style:font-weight-complex="normal"/>
    </style:style>
    <style:style style:name="P22" style:family="paragraph" style:parent-style-name="Standard" style:list-style-name="L13">
      <style:paragraph-properties fo:text-align="justify" style:justify-single-word="false"/>
      <style:text-properties fo:font-weight="normal" officeooo:rsid="001fa5b7" officeooo:paragraph-rsid="001fa5b7" style:font-weight-asian="normal" style:font-weight-complex="normal"/>
    </style:style>
    <style:style style:name="P23" style:family="paragraph" style:parent-style-name="Standard" style:list-style-name="L14">
      <style:paragraph-properties fo:text-align="justify" style:justify-single-word="false"/>
      <style:text-properties fo:font-weight="normal" officeooo:rsid="001fa5b7" officeooo:paragraph-rsid="001fa5b7" style:font-weight-asian="normal" style:font-weight-complex="normal"/>
    </style:style>
    <style:style style:name="P24" style:family="paragraph" style:parent-style-name="Standard" style:list-style-name="L15">
      <style:paragraph-properties fo:text-align="justify" style:justify-single-word="false"/>
      <style:text-properties fo:font-weight="normal" officeooo:rsid="0028646b" officeooo:paragraph-rsid="0028646b" style:font-weight-asian="normal" style:font-weight-complex="normal"/>
    </style:style>
    <style:style style:name="P25" style:family="paragraph" style:parent-style-name="Standard" style:list-style-name="L16">
      <style:paragraph-properties fo:text-align="justify" style:justify-single-word="false"/>
      <style:text-properties fo:font-weight="normal" officeooo:rsid="0028646b" officeooo:paragraph-rsid="0028eb1c" style:font-weight-asian="normal" style:font-weight-complex="normal"/>
    </style:style>
    <style:style style:name="P26" style:family="paragraph" style:parent-style-name="Standard" style:list-style-name="L3">
      <style:paragraph-properties fo:text-align="center" style:justify-single-word="false"/>
      <style:text-properties fo:font-weight="bold" officeooo:rsid="0011455e" officeooo:paragraph-rsid="0011455e" style:font-weight-asian="bold" style:font-weight-complex="bold"/>
    </style:style>
    <style:style style:name="P27" style:family="paragraph" style:parent-style-name="Standard" style:list-style-name="L3">
      <style:paragraph-properties fo:text-align="center" style:justify-single-word="false"/>
      <style:text-properties fo:font-weight="bold" officeooo:rsid="0015bdd2" officeooo:paragraph-rsid="0015bdd2" style:font-weight-asian="bold" style:font-weight-complex="bold"/>
    </style:style>
    <style:style style:name="P28" style:family="paragraph" style:parent-style-name="Standard" style:list-style-name="L3">
      <style:paragraph-properties fo:text-align="center" style:justify-single-word="false"/>
      <style:text-properties fo:font-weight="bold" officeooo:rsid="0015bdd2" officeooo:paragraph-rsid="0019a595" style:font-weight-asian="bold" style:font-weight-complex="bold"/>
    </style:style>
    <style:style style:name="P29" style:family="paragraph" style:parent-style-name="Standard" style:list-style-name="L3">
      <style:paragraph-properties fo:text-align="center" style:justify-single-word="false"/>
      <style:text-properties fo:font-weight="bold" officeooo:rsid="000f4ba8" officeooo:paragraph-rsid="0011455e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weight="normal" officeooo:rsid="0011455e" officeooo:paragraph-rsid="0011455e" style:font-weight-asian="normal" style:font-weight-complex="normal"/>
    </style:style>
    <style:style style:name="P31" style:family="paragraph" style:parent-style-name="Standard" style:list-style-name="L5">
      <style:paragraph-properties fo:text-align="justify" style:justify-single-word="false"/>
      <style:text-properties fo:language="en" fo:country="US" fo:font-weight="normal" officeooo:rsid="0011455e" officeooo:paragraph-rsid="00208771" style:font-weight-asian="normal" style:font-weight-complex="normal"/>
    </style:style>
    <style:style style:name="P32" style:family="paragraph" style:parent-style-name="Standard" style:list-style-name="L5">
      <style:paragraph-properties fo:text-align="justify" style:justify-single-word="false"/>
      <style:text-properties fo:language="en" fo:country="US" fo:font-weight="normal" officeooo:rsid="0011455e" officeooo:paragraph-rsid="001230b8" style:font-weight-asian="normal" style:font-weight-complex="normal"/>
    </style:style>
    <style:style style:name="P33" style:family="paragraph" style:parent-style-name="Standard" style:list-style-name="L7">
      <style:paragraph-properties fo:text-align="justify" style:justify-single-word="false"/>
      <style:text-properties fo:language="en" fo:country="US" fo:font-weight="normal" officeooo:rsid="0011455e" officeooo:paragraph-rsid="00187695" style:font-weight-asian="normal" style:font-weight-complex="normal"/>
    </style:style>
    <style:style style:name="P34" style:family="paragraph" style:parent-style-name="Standard" style:list-style-name="L7">
      <style:paragraph-properties fo:text-align="justify" style:justify-single-word="false"/>
      <style:text-properties fo:language="en" fo:country="US" fo:font-weight="normal" officeooo:rsid="0011455e" officeooo:paragraph-rsid="0013a006" style:font-weight-asian="normal" style:font-weight-complex="normal"/>
    </style:style>
    <style:style style:name="P35" style:family="paragraph" style:parent-style-name="Standard" style:list-style-name="L11">
      <style:paragraph-properties fo:text-align="justify" style:justify-single-word="false"/>
      <style:text-properties fo:language="en" fo:country="US" fo:font-weight="normal" officeooo:rsid="0011455e" officeooo:paragraph-rsid="00187695" style:font-weight-asian="normal" style:font-weight-complex="normal"/>
    </style:style>
    <style:style style:name="P36" style:family="paragraph" style:parent-style-name="Standard" style:list-style-name="L12">
      <style:paragraph-properties fo:text-align="justify" style:justify-single-word="false"/>
      <style:text-properties fo:language="en" fo:country="US" fo:font-weight="normal" officeooo:rsid="0011455e" officeooo:paragraph-rsid="001b3cc1" style:font-weight-asian="normal" style:font-weight-complex="normal"/>
    </style:style>
    <style:style style:name="P37" style:family="paragraph" style:parent-style-name="Standard" style:list-style-name="L7">
      <style:paragraph-properties fo:text-align="justify" style:justify-single-word="false"/>
      <style:text-properties fo:language="en" fo:country="US" fo:font-weight="normal" officeooo:rsid="001230b8" officeooo:paragraph-rsid="0013a006" style:font-weight-asian="normal" style:font-weight-complex="normal"/>
    </style:style>
    <style:style style:name="P38" style:family="paragraph" style:parent-style-name="Standard" style:list-style-name="L8">
      <style:paragraph-properties fo:text-align="justify" style:justify-single-word="false"/>
      <style:text-properties fo:language="en" fo:country="US" fo:font-weight="normal" officeooo:rsid="001230b8" officeooo:paragraph-rsid="001424c6" style:font-weight-asian="normal" style:font-weight-complex="normal"/>
    </style:style>
    <style:style style:name="P39" style:family="paragraph" style:parent-style-name="Standard" style:list-style-name="L9">
      <style:paragraph-properties fo:text-align="justify" style:justify-single-word="false"/>
      <style:text-properties fo:language="en" fo:country="US" fo:font-weight="normal" officeooo:rsid="001230b8" officeooo:paragraph-rsid="0015bdd2" style:font-weight-asian="normal" style:font-weight-complex="normal"/>
    </style:style>
    <style:style style:name="P40" style:family="paragraph" style:parent-style-name="Standard" style:list-style-name="L9">
      <style:paragraph-properties fo:text-align="justify" style:justify-single-word="false"/>
      <style:text-properties fo:language="en" fo:country="US" fo:font-weight="normal" officeooo:rsid="001230b8" officeooo:paragraph-rsid="002524a2" style:font-weight-asian="normal" style:font-weight-complex="normal"/>
    </style:style>
    <style:style style:name="P41" style:family="paragraph" style:parent-style-name="Standard" style:list-style-name="L10">
      <style:paragraph-properties fo:text-align="justify" style:justify-single-word="false"/>
      <style:text-properties fo:language="en" fo:country="US" fo:font-weight="normal" officeooo:rsid="001230b8" officeooo:paragraph-rsid="0019a595" style:font-weight-asian="normal" style:font-weight-complex="normal"/>
    </style:style>
    <style:style style:name="P42" style:family="paragraph" style:parent-style-name="Standard" style:list-style-name="L10">
      <style:paragraph-properties fo:text-align="justify" style:justify-single-word="false"/>
      <style:text-properties fo:language="en" fo:country="US" fo:font-weight="normal" officeooo:rsid="001230b8" officeooo:paragraph-rsid="002524a2" style:font-weight-asian="normal" style:font-weight-complex="normal"/>
    </style:style>
    <style:style style:name="P43" style:family="paragraph" style:parent-style-name="Standard" style:list-style-name="L11">
      <style:paragraph-properties fo:text-align="justify" style:justify-single-word="false"/>
      <style:text-properties fo:language="en" fo:country="US" fo:font-weight="normal" officeooo:rsid="001230b8" officeooo:paragraph-rsid="001b3cc1" style:font-weight-asian="normal" style:font-weight-complex="normal"/>
    </style:style>
    <style:style style:name="P44" style:family="paragraph" style:parent-style-name="Standard" style:list-style-name="L12">
      <style:paragraph-properties fo:text-align="justify" style:justify-single-word="false"/>
      <style:text-properties fo:language="en" fo:country="US" fo:font-weight="normal" officeooo:rsid="001230b8" officeooo:paragraph-rsid="001b3cc1" style:font-weight-asian="normal" style:font-weight-complex="normal"/>
    </style:style>
    <style:style style:name="P45" style:family="paragraph" style:parent-style-name="Standard" style:list-style-name="L15">
      <style:paragraph-properties fo:text-align="justify" style:justify-single-word="false"/>
      <style:text-properties fo:language="en" fo:country="US" fo:font-weight="normal" officeooo:rsid="00208771" officeooo:paragraph-rsid="00208771" style:font-weight-asian="normal" style:font-weight-complex="normal"/>
    </style:style>
    <style:style style:name="P46" style:family="paragraph" style:parent-style-name="Standard" style:list-style-name="L16">
      <style:paragraph-properties fo:text-align="justify" style:justify-single-word="false"/>
      <style:text-properties fo:language="en" fo:country="US" fo:font-weight="normal" officeooo:rsid="0028eb1c" officeooo:paragraph-rsid="0028eb1c" style:font-weight-asian="normal" style:font-weight-complex="normal"/>
    </style:style>
    <style:style style:name="P47" style:family="paragraph" style:parent-style-name="Standard" style:list-style-name="L3">
      <style:paragraph-properties fo:text-align="center" style:justify-single-word="false"/>
      <style:text-properties fo:language="ru" fo:country="RU" fo:font-weight="bold" officeooo:rsid="0011455e" officeooo:paragraph-rsid="0011455e" style:font-weight-asian="bold" style:font-weight-complex="bold"/>
    </style:style>
    <style:style style:name="P48" style:family="paragraph" style:parent-style-name="Standard" style:list-style-name="L3">
      <style:paragraph-properties fo:text-align="center" style:justify-single-word="false"/>
      <style:text-properties fo:language="ru" fo:country="RU" fo:font-weight="bold" officeooo:rsid="001230b8" officeooo:paragraph-rsid="0013a006" style:font-weight-asian="bold" style:font-weight-complex="bold"/>
    </style:style>
    <style:style style:name="P49" style:family="paragraph" style:parent-style-name="Standard" style:list-style-name="L3">
      <style:paragraph-properties fo:text-align="center" style:justify-single-word="false"/>
      <style:text-properties fo:language="ru" fo:country="RU" fo:font-weight="bold" officeooo:rsid="001230b8" officeooo:paragraph-rsid="001230b8" style:font-weight-asian="bold" style:font-weight-complex="bold"/>
    </style:style>
    <style:style style:name="P50" style:family="paragraph" style:parent-style-name="Standard" style:list-style-name="L3">
      <style:paragraph-properties fo:text-align="center" style:justify-single-word="false"/>
      <style:text-properties fo:language="ru" fo:country="RU" fo:font-weight="bold" officeooo:rsid="000f4ba8" officeooo:paragraph-rsid="0011455e" style:font-weight-asian="bold" style:font-weight-complex="bold"/>
    </style:style>
    <style:style style:name="P51" style:family="paragraph" style:parent-style-name="Standard" style:list-style-name="L5">
      <style:paragraph-properties fo:text-align="justify" style:justify-single-word="false"/>
      <style:text-properties fo:language="ru" fo:country="RU" fo:font-weight="normal" officeooo:rsid="001230b8" officeooo:paragraph-rsid="001230b8" style:font-weight-asian="normal" style:font-weight-complex="normal"/>
    </style:style>
    <style:style style:name="P52" style:family="paragraph" style:parent-style-name="Standard" style:list-style-name="L8">
      <style:paragraph-properties fo:text-align="justify" style:justify-single-word="false"/>
      <style:text-properties fo:language="ru" fo:country="RU" fo:font-weight="normal" officeooo:rsid="0011455e" officeooo:paragraph-rsid="001424c6" style:font-weight-asian="normal" style:font-weight-complex="normal"/>
    </style:style>
    <style:style style:name="P53" style:family="paragraph" style:parent-style-name="Standard" style:list-style-name="L9">
      <style:paragraph-properties fo:text-align="justify" style:justify-single-word="false"/>
      <style:text-properties fo:language="ru" fo:country="RU" fo:font-weight="normal" officeooo:rsid="0011455e" officeooo:paragraph-rsid="0015bdd2" style:font-weight-asian="normal" style:font-weight-complex="normal"/>
    </style:style>
    <style:style style:name="P54" style:family="paragraph" style:parent-style-name="Standard" style:list-style-name="L10">
      <style:paragraph-properties fo:text-align="justify" style:justify-single-word="false"/>
      <style:text-properties fo:language="ru" fo:country="RU" fo:font-weight="normal" officeooo:rsid="0011455e" officeooo:paragraph-rsid="0019a595" style:font-weight-asian="normal" style:font-weight-complex="normal"/>
    </style:style>
    <style:style style:name="P55" style:family="paragraph" style:parent-style-name="Standard" style:list-style-name="L11">
      <style:paragraph-properties fo:text-align="justify" style:justify-single-word="false"/>
      <style:text-properties fo:language="ru" fo:country="RU" fo:font-weight="normal" officeooo:rsid="0011455e" officeooo:paragraph-rsid="001424c6" style:font-weight-asian="normal" style:font-weight-complex="normal"/>
    </style:style>
    <style:style style:name="P56" style:family="paragraph" style:parent-style-name="Standard" style:list-style-name="L12">
      <style:paragraph-properties fo:text-align="justify" style:justify-single-word="false"/>
      <style:text-properties fo:language="ru" fo:country="RU" fo:font-weight="normal" officeooo:rsid="0011455e" officeooo:paragraph-rsid="001b3cc1" style:font-weight-asian="normal" style:font-weight-complex="normal"/>
    </style:style>
    <style:style style:name="P57" style:family="paragraph" style:parent-style-name="Standard" style:list-style-name="L15">
      <style:paragraph-properties fo:text-align="justify" style:justify-single-word="false"/>
      <style:text-properties fo:language="ru" fo:country="RU" fo:font-weight="normal" officeooo:rsid="0011455e" officeooo:paragraph-rsid="0028646b" style:font-weight-asian="normal" style:font-weight-complex="normal"/>
    </style:style>
    <style:style style:name="P58" style:family="paragraph" style:parent-style-name="Standard" style:list-style-name="L13">
      <style:paragraph-properties fo:text-align="justify" style:justify-single-word="false"/>
      <style:text-properties fo:language="ru" fo:country="RU" fo:font-weight="normal" officeooo:rsid="001fa5b7" officeooo:paragraph-rsid="001fa5b7" style:font-weight-asian="normal" style:font-weight-complex="normal"/>
    </style:style>
    <style:style style:name="P59" style:family="paragraph" style:parent-style-name="Standard" style:list-style-name="L14">
      <style:paragraph-properties fo:text-align="justify" style:justify-single-word="false"/>
      <style:text-properties fo:language="ru" fo:country="RU" fo:font-weight="normal" officeooo:rsid="001fa5b7" officeooo:paragraph-rsid="001fa5b7" style:font-weight-asian="normal" style:font-weight-complex="normal"/>
    </style:style>
    <style:style style:name="P60" style:family="paragraph" style:parent-style-name="Standard" style:list-style-name="L15">
      <style:paragraph-properties fo:text-align="justify" style:justify-single-word="false"/>
      <style:text-properties fo:language="ru" fo:country="RU" fo:font-weight="normal" officeooo:rsid="00208771" officeooo:paragraph-rsid="00208771" style:font-weight-asian="normal" style:font-weight-complex="normal"/>
    </style:style>
    <style:style style:name="T1" style:family="text">
      <style:text-properties officeooo:rsid="0011455e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1455e"/>
    </style:style>
    <style:style style:name="T5" style:family="text">
      <style:text-properties fo:language="ru" fo:country="RU" officeooo:rsid="001424c6"/>
    </style:style>
    <style:style style:name="T6" style:family="text">
      <style:text-properties fo:language="ru" fo:country="RU" officeooo:rsid="0016b2a4"/>
    </style:style>
    <style:style style:name="T7" style:family="text">
      <style:text-properties fo:language="ru" fo:country="RU" officeooo:rsid="001230b8"/>
    </style:style>
    <style:style style:name="T8" style:family="text">
      <style:text-properties fo:language="ru" fo:country="RU" officeooo:rsid="00187695"/>
    </style:style>
    <style:style style:name="T9" style:family="text">
      <style:text-properties fo:language="ru" fo:country="RU" officeooo:rsid="0018948a"/>
    </style:style>
    <style:style style:name="T10" style:family="text">
      <style:text-properties fo:language="ru" fo:country="RU" officeooo:rsid="0019a595"/>
    </style:style>
    <style:style style:name="T11" style:family="text">
      <style:text-properties fo:language="ru" fo:country="RU" officeooo:rsid="001b3cc1"/>
    </style:style>
    <style:style style:name="T12" style:family="text">
      <style:text-properties fo:language="ru" fo:country="RU" officeooo:rsid="0015bdd2"/>
    </style:style>
    <style:style style:name="T13" style:family="text">
      <style:text-properties fo:language="ru" fo:country="RU" officeooo:rsid="000f4ba8"/>
    </style:style>
    <style:style style:name="T14" style:family="text">
      <style:text-properties fo:language="ru" fo:country="RU" officeooo:rsid="001d3993"/>
    </style:style>
    <style:style style:name="T15" style:family="text">
      <style:text-properties fo:language="ru" fo:country="RU" officeooo:rsid="001e0c02"/>
    </style:style>
    <style:style style:name="T16" style:family="text">
      <style:text-properties fo:language="ru" fo:country="RU" officeooo:rsid="00208771"/>
    </style:style>
    <style:style style:name="T17" style:family="text">
      <style:text-properties fo:language="ru" fo:country="RU" officeooo:rsid="0028646b"/>
    </style:style>
    <style:style style:name="T18" style:family="text">
      <style:text-properties officeooo:rsid="001230b8"/>
    </style:style>
    <style:style style:name="T19" style:family="text">
      <style:text-properties officeooo:rsid="0013a006"/>
    </style:style>
    <style:style style:name="T20" style:family="text">
      <style:text-properties officeooo:rsid="00187695"/>
    </style:style>
    <style:style style:name="T21" style:family="text">
      <style:text-properties officeooo:rsid="00208771"/>
    </style:style>
    <style:style style:name="T22" style:family="text">
      <style:text-properties officeooo:rsid="00219974"/>
    </style:style>
    <style:style style:name="T23" style:family="text">
      <style:text-properties officeooo:rsid="0023885c"/>
    </style:style>
    <style:style style:name="T24" style:family="text">
      <style:text-properties officeooo:rsid="002524a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еречень и описание пользователей</text:p>
      <text:p text:style-name="P1"/>
      <text:p text:style-name="P1">Группы пользо<text:span text:style-name="T20">в</text:span>ателей</text:p>
      <text:p text:style-name="P3"/>
      <text:list xml:id="list3171402361" text:style-name="L1">
        <text:list-item>
          <text:p text:style-name="P6">Машинисты ДГУ</text:p>
        </text:list-item>
        <text:list-item>
          <text:p text:style-name="P6">Монтажники ЭСО</text:p>
        </text:list-item>
        <text:list-item>
          <text:p text:style-name="P7">Водитель</text:p>
        </text:list-item>
        <text:list-item>
          <text:p text:style-name="P19">Бригадир монтажников</text:p>
        </text:list-item>
        <text:list-item>
          <text:p text:style-name="P6">Менеджеры проектов</text:p>
        </text:list-item>
        <text:list-item>
          <text:p text:style-name="P20">Кладовщик</text:p>
        </text:list-item>
        <text:list-item>
          <text:p text:style-name="P20">Электрик по ремонту ЭСО</text:p>
        </text:list-item>
        <text:list-item>
          <text:p text:style-name="P6">Главный механик</text:p>
        </text:list-item>
        <text:list-item>
          <text:p text:style-name="P6">Главный инженер</text:p>
        </text:list-item>
        <text:list-item>
          <text:p text:style-name="P6">Бухгалтер</text:p>
        </text:list-item>
        <text:list-item>
          <text:p text:style-name="P6">Главный бухгалтер</text:p>
        </text:list-item>
        <text:list-item>
          <text:p text:style-name="P6">Руководитель организации</text:p>
        </text:list-item>
        <text:list-item>
          <text:p text:style-name="P19">Администратор системы</text:p>
        </text:list-item>
      </text:list>
      <text:p text:style-name="P4"/>
      <text:p text:style-name="P2">Возможности пользователей</text:p>
      <text:p text:style-name="P2"/>
      <text:list xml:id="list208972040" text:style-name="L2">
        <text:list-item>
          <text:p text:style-name="P21">Какие данные добавляет</text:p>
        </text:list-item>
        <text:list-item>
          <text:p text:style-name="P21">Как данные <text:span text:style-name="T1">редактирует</text:span></text:p>
        </text:list-item>
        <text:list-item>
          <text:p text:style-name="P21">Какие данные просматривает</text:p>
        </text:list-item>
        <text:list-item>
          <text:p text:style-name="P21">Какие данные удаляет</text:p>
        </text:list-item>
      </text:list>
      <text:p text:style-name="P5"/>
      <text:list xml:id="list3763131048" text:style-name="L3">
        <text:list-item>
          <text:p text:style-name="P26">Машинист ДГУ</text:p>
        </text:list-item>
      </text:list>
      <text:list xml:id="list2634406266" text:style-name="L4">
        <text:list-item>
          <text:p text:style-name="P8">Данные о своей работе — <text:span text:style-name="T18">№ заказа, дата, </text:span><text:span text:style-name="T19">адрес выполнения заказа,</text:span><text:span text:style-name="T18"> </text:span>время вызова на площадку, время завершения работы на площадке, сведения о простое и ночевке, проведенные работы с ДГУ (ТО, ремонт и т.д.). Сведения о работе ДГУ — о заправке ДГУ, сведения о времени работы ДГУ, обнаруженные недостатки, показания счетчиков моточасов и выработанной электроэнергии, расход топлива ДГУ. </text:p>
        </text:list-item>
        <text:list-item>
          <text:p text:style-name="P8">Редактирует все свои данные <text:span text:style-name="T21">и данные о своей работе (которые внес другой сотрудник)</text:span> до момента проверки <text:span text:style-name="T18">менеджером проекта или руководителем организации</text:span>. Далее только просмотр.</text:p>
        </text:list-item>
        <text:list-item>
          <text:p text:style-name="P9">Все данные <text:span text:style-name="T21">о своей работе.</text:span></text:p>
        </text:list-item>
        <text:list-item>
          <text:p text:style-name="P8">Аналогично п. <text:span text:style-name="T2">B.</text:span></text:p>
        </text:list-item>
      </text:list>
      <text:p text:style-name="P30"/>
      <text:list xml:id="list165643242093338" text:continue-list="list3763131048" text:style-name="L3">
        <text:list-item>
          <text:p text:style-name="P47">Монтажник ЭСО</text:p>
        </text:list-item>
      </text:list>
      <text:list xml:id="list3519493397" text:style-name="L5">
        <text:list-item>
          <text:p text:style-name="P51">Данные о своей работе — № заказа, дата, сколько и какой работы выполнено.</text:p>
        </text:list-item>
        <text:list-item>
          <text:p text:style-name="P31"><text:span text:style-name="T4">Редактирует все свои данные </text:span><text:span text:style-name="T16">и данные о своей работе (которые внес другой сотрудник)</text:span><text:span text:style-name="T4"> до момента проверки </text:span><text:span text:style-name="T7">менеджером проекта или руководителем организации</text:span><text:span text:style-name="T4">. Далее только просмотр.</text:span></text:p>
        </text:list-item>
        <text:list-item>
          <text:p text:style-name="P10">Все данные <text:span text:style-name="T21">о своей работе.</text:span></text:p>
        </text:list-item>
        <text:list-item>
          <text:p text:style-name="P32"><text:span text:style-name="T3">Аналогично</text:span> п. B.</text:p>
        </text:list-item>
      </text:list>
      <text:list xml:id="list165643413511691" text:continue-list="list165643242093338" text:style-name="L3">
        <text:list-item>
          <text:p text:style-name="P47">Водитель</text:p>
        </text:list-item>
      </text:list>
      <text:list xml:id="list2327514610" text:style-name="L6">
        <text:list-item>
          <text:p text:style-name="P11">Данные о своей работе — <text:span text:style-name="T18">№ заказа, дата, </text:span><text:span text:style-name="T19">адрес выполнения заказа,</text:span><text:span text:style-name="T18"> </text:span>время <text:span text:style-name="T19">выезда</text:span> на площадку, время <text:span text:style-name="T19">возвращения</text:span> <text:span text:style-name="T19">с</text:span> площадке, <text:span text:style-name="T18">автомобиль на котором работал, </text:span>проведенные работы с <text:span text:style-name="T18">Автомобилем</text:span> (<text:span text:style-name="T18">Мойка, шиномонтаж и пр.</text:span>). Сведения о работе <text:span text:style-name="T18">Автомобиля</text:span> — о заправке, сведения о <text:span text:style-name="T18">пробеге автомобиля</text:span>, обнаруженные недостатки, расход топлива <text:span text:style-name="T18">Автомобиля</text:span>. </text:p>
        </text:list-item>
        <text:list-item>
          <text:p text:style-name="P12"><text:soft-page-break/>Редактирует все свои данные <text:span text:style-name="T16">и данные о своей работе (которые внес другой сотрудник)</text:span> до момента проверки <text:span text:style-name="T18">менеджером проекта или руководителем организации</text:span>. Далее только просмотр.</text:p>
        </text:list-item>
        <text:list-item>
          <text:p text:style-name="P12">Все данные <text:span text:style-name="T21">о своей работе.</text:span></text:p>
        </text:list-item>
        <text:list-item>
          <text:p text:style-name="P11"><text:span text:style-name="T3">Аналогично п. </text:span><text:span text:style-name="T2">B.</text:span></text:p>
        </text:list-item>
      </text:list>
      <text:list xml:id="list165644070265374" text:continue-list="list165643413511691" text:style-name="L3">
        <text:list-header>
          <text:p text:style-name="P48"/>
          <text:p text:style-name="P48"/>
        </text:list-header>
        <text:list-item>
          <text:p text:style-name="P48">Бригадир монтажников</text:p>
        </text:list-item>
      </text:list>
      <text:list xml:id="list3713255044" text:style-name="L7">
        <text:list-item>
          <text:p text:style-name="P37"><text:span text:style-name="T5">Может заносить д</text:span><text:span text:style-name="T3">анные о </text:span><text:span text:style-name="T5">работе монтажников ЭСО и водителей, которые состоят в его бригаде</text:span><text:span text:style-name="T3"> — </text:span><text:span text:style-name="T5">см. соответствующие разделы</text:span><text:span text:style-name="T3">.</text:span></text:p>
        </text:list-item>
        <text:list-item>
          <text:p text:style-name="P33"><text:span text:style-name="T3">Редактирует все свои данные до момента проверки </text:span><text:span text:style-name="T7">менеджером проекта или руководителем организации</text:span><text:span text:style-name="T3">. Далее только просмотр.</text:span></text:p>
        </text:list-item>
        <text:list-item>
          <text:p text:style-name="P13">Все данные <text:span text:style-name="T21">о своей работе </text:span><text:span text:style-name="T22">и работе Монтажников ЭСО</text:span><text:span text:style-name="T21">.</text:span></text:p>
        </text:list-item>
        <text:list-item>
          <text:p text:style-name="P34">Аналогично п. B.</text:p>
        </text:list-item>
      </text:list>
      <text:list xml:id="list165643393605603" text:continue-list="list165644070265374" text:style-name="L3">
        <text:list-item>
          <text:p text:style-name="P47">Менеджер проектов</text:p>
        </text:list-item>
      </text:list>
      <text:list xml:id="list256203115" text:style-name="L8">
        <text:list-item>
          <text:p text:style-name="P38"><text:span text:style-name="T5">Может заносить д</text:span><text:span text:style-name="T3">анные о </text:span><text:span text:style-name="T5">работе монтажников ЭСО, Машинистов ДГУ и водителей</text:span><text:span text:style-name="T3"> — </text:span><text:span text:style-name="T5">см. соответствующие разделы</text:span><text:span text:style-name="T3">.</text:span></text:p>
        </text:list-item>
        <text:list-item>
          <text:p text:style-name="P38"><text:span text:style-name="T1">Редактирует все свои данные</text:span><text:span text:style-name="T4"> </text:span><text:span text:style-name="T14">и данные Машиниста ДГУ, Монтажника ЭСО, Водителя, Бригадира монтажников</text:span><text:span text:style-name="T4"> </text:span><text:span text:style-name="T1">до момента проверки </text:span>руководителем организации<text:span text:style-name="T1">. Далее только просмотр.</text:span></text:p>
        </text:list-item>
        <text:list-item>
          <text:p text:style-name="P14">Все данные <text:span text:style-name="T21">о своей работе, </text:span><text:span text:style-name="T22">Бригадира монтажников, Машинистов ДГУ, Монтажников ЭСО.</text:span></text:p>
        </text:list-item>
        <text:list-item>
          <text:p text:style-name="P52">Аналогично п. B.</text:p>
        </text:list-item>
      </text:list>
      <text:list xml:id="list165644117638085" text:continue-list="list165643393605603" text:style-name="L3">
        <text:list-item>
          <text:p text:style-name="P27">Кладовщик</text:p>
        </text:list-item>
      </text:list>
      <text:list xml:id="list3629848503" text:style-name="L9">
        <text:list-item>
          <text:p text:style-name="P39"><text:span text:style-name="T3">Данные о своей работе — </text:span><text:span text:style-name="T6">дата дежурства</text:span><text:span text:style-name="T3">. </text:span><text:span text:style-name="T6">Сведения об отгруженных и принятых заказах (первично в виде фото накладной </text:span><text:span text:style-name="T8">или номер заказа</text:span><text:span text:style-name="T6">). Сведения об обнаруженных </text:span><text:span text:style-name="T8">недостатках и недостачах оборудования.</text:span></text:p>
        </text:list-item>
        <text:list-item>
          <text:p text:style-name="P40"><text:span text:style-name="T4">Редактирует</text:span><text:span text:style-name="T1"> </text:span><text:span text:style-name="T4">все</text:span><text:span text:style-name="T1"> </text:span><text:span text:style-name="T4">свои</text:span><text:span text:style-name="T1"> </text:span><text:span text:style-name="T4">данные </text:span><text:span text:style-name="T16">и данные о своей работе (которые внес другой сотрудник)</text:span><text:span text:style-name="T1"> </text:span><text:span text:style-name="T4">до</text:span><text:span text:style-name="T1"> </text:span><text:span text:style-name="T4">момента</text:span><text:span text:style-name="T1"> </text:span><text:span text:style-name="T4">проверки</text:span><text:span text:style-name="T1"> </text:span><text:span text:style-name="T8">Главным механиком</text:span> <text:span text:style-name="T3">или</text:span> <text:span text:style-name="T9">Главным инженером</text:span><text:span text:style-name="T4">.</text:span><text:span text:style-name="T1"> </text:span><text:span text:style-name="T4">Далее</text:span><text:span text:style-name="T1"> </text:span><text:span text:style-name="T4">только</text:span><text:span text:style-name="T1"> </text:span><text:span text:style-name="T4">просмотр.</text:span></text:p>
        </text:list-item>
        <text:list-item>
          <text:p text:style-name="P15">Все данные <text:span text:style-name="T23">о своей работе.</text:span></text:p>
        </text:list-item>
        <text:list-item>
          <text:p text:style-name="P53">Аналогично п. B.</text:p>
        </text:list-item>
      </text:list>
      <text:list xml:id="list165643065762508" text:continue-list="list165644117638085" text:style-name="L3">
        <text:list-item>
          <text:p text:style-name="P28">Электрик по ремонту ЭСО</text:p>
        </text:list-item>
      </text:list>
      <text:list xml:id="list2095859661" text:style-name="L10">
        <text:list-item>
          <text:p text:style-name="P41"><text:span text:style-name="T3">Данные о своей работе — </text:span><text:span text:style-name="T6">дата </text:span><text:span text:style-name="T10">работы</text:span><text:span text:style-name="T3">. </text:span><text:span text:style-name="T10">Количество и тип отремонтированного оборудования. Вид проведенного ремонта.</text:span></text:p>
        </text:list-item>
        <text:list-item>
          <text:p text:style-name="P42"><text:span text:style-name="T4">Редактирует</text:span><text:span text:style-name="T1"> </text:span><text:span text:style-name="T4">все</text:span><text:span text:style-name="T1"> </text:span><text:span text:style-name="T4">свои</text:span><text:span text:style-name="T1"> </text:span><text:span text:style-name="T4">данные</text:span><text:span text:style-name="T1"> </text:span><text:span text:style-name="T21">и данные о своей работе (которые внес другой сотрудник)</text:span><text:span text:style-name="T1"> </text:span><text:span text:style-name="T4">до</text:span><text:span text:style-name="T1"> </text:span><text:span text:style-name="T4">момента</text:span><text:span text:style-name="T1"> </text:span><text:span text:style-name="T4">проверки</text:span><text:span text:style-name="T1"> </text:span><text:span text:style-name="T8">Главным механиком</text:span> <text:span text:style-name="T3">или</text:span> <text:span text:style-name="T9">Главным инженером</text:span><text:span text:style-name="T4">.</text:span><text:span text:style-name="T1"> </text:span><text:span text:style-name="T4">Далее</text:span><text:span text:style-name="T1"> </text:span><text:span text:style-name="T4">только</text:span><text:span text:style-name="T1"> </text:span><text:span text:style-name="T4">просмотр.</text:span></text:p>
        </text:list-item>
        <text:list-item>
          <text:p text:style-name="P16">Все данные <text:span text:style-name="T24">о своей работе.</text:span></text:p>
        </text:list-item>
        <text:list-item>
          <text:p text:style-name="P54">Аналогично п. B.</text:p>
        </text:list-item>
      </text:list>
      <text:list xml:id="list165644317887544" text:continue-list="list165643065762508" text:style-name="L3">
        <text:list-item>
          <text:p text:style-name="P29">Главный механик</text:p>
        </text:list-item>
      </text:list>
      <text:list xml:id="list1344796308" text:style-name="L11">
        <text:list-item>
          <text:p text:style-name="P43"><text:span text:style-name="T5">Данные о техническом обслуживании и ремонте техники</text:span><text:span text:style-name="T3">. </text:span><text:span text:style-name="T11">Может заносить данные по работе Кладовщика, </text:span><text:span text:style-name="T12">Электрик</text:span><text:span text:style-name="T11">а</text:span><text:span text:style-name="T12"> по ремонту ЭСО.</text:span></text:p>
        </text:list-item>
        <text:list-item>
          <text:p text:style-name="P35"><text:span text:style-name="T3">Редактирует все свои данные </text:span><text:span text:style-name="T14">и </text:span><text:span text:style-name="T15">данные Кладовщика и Электрика по ремонту ЭСО</text:span><text:span text:style-name="T3"> до момента проверки </text:span><text:span text:style-name="T15">Главным инженером</text:span><text:span text:style-name="T3">. Далее только просмотр.</text:span></text:p>
        </text:list-item>
        <text:list-item>
          <text:p text:style-name="P17">Все данные <text:span text:style-name="T24">о своей работе, работе Электрика по ремонту ЭСО и Кладовщика. Все технические данные и данные о документах на всю технику. Так же данные о расходе топлива и работах произведенных с техникой.</text:span></text:p>
        </text:list-item>
        <text:list-item>
          <text:p text:style-name="P55">Аналогично п. B.</text:p>
        </text:list-item>
      </text:list>
      <text:list xml:id="list165644034474887" text:continue-list="list165644317887544" text:style-name="L3">
        <text:list-item>
          <text:p text:style-name="P29">Главный инженер</text:p>
        </text:list-item>
      </text:list>
      <text:list xml:id="list36518761" text:style-name="L12">
        <text:list-item>
          <text:p text:style-name="P44"><text:soft-page-break/><text:span text:style-name="T11">Технические данные о технике, сведения о документах на технику</text:span><text:span text:style-name="T3">. </text:span><text:span text:style-name="T14">Данные о страховках, диагностических картах, огнетушителях и пр.</text:span><text:span text:style-name="T3"> </text:span><text:span text:style-name="T11">Может заносить данные по работе Кладовщика, </text:span><text:span text:style-name="T12">Электрик</text:span><text:span text:style-name="T11">а</text:span><text:span text:style-name="T12"> по ремонту ЭСО, </text:span><text:span text:style-name="T13">Главн</text:span><text:span text:style-name="T11">ого</text:span><text:span text:style-name="T13"> механик</text:span><text:span text:style-name="T11">а.</text:span></text:p>
        </text:list-item>
        <text:list-item>
          <text:p text:style-name="P36"><text:span text:style-name="T3">Редактирует все свои данные до момента проверки </text:span><text:span text:style-name="T7">руководителем организации</text:span><text:span text:style-name="T3">. Далее только просмотр.</text:span></text:p>
        </text:list-item>
        <text:list-item>
          <text:p text:style-name="P18">Все данные.</text:p>
        </text:list-item>
        <text:list-item>
          <text:p text:style-name="P56">Аналогично п. B.</text:p>
        </text:list-item>
      </text:list>
      <text:list xml:id="list165644852287267" text:continue-list="list165644034474887" text:style-name="L3">
        <text:list-item>
          <text:p text:style-name="P29">Бухгалтер</text:p>
        </text:list-item>
      </text:list>
      <text:list xml:id="list127722906" text:style-name="L13">
        <text:list-item>
          <text:p text:style-name="P58">Данные не вносит.</text:p>
        </text:list-item>
        <text:list-item>
          <text:p text:style-name="P58">Данные не редактирует.</text:p>
        </text:list-item>
        <text:list-item>
          <text:p text:style-name="P22">Просматривает данные о работе персонала для формирования суммы выплаты.</text:p>
        </text:list-item>
        <text:list-item>
          <text:p text:style-name="P58">Данные не удаляет.</text:p>
        </text:list-item>
      </text:list>
      <text:list xml:id="list165643670782068" text:continue-list="list165644852287267" text:style-name="L3">
        <text:list-item>
          <text:p text:style-name="P29">Главный бухгалтер</text:p>
        </text:list-item>
      </text:list>
      <text:list xml:id="list1982888284" text:style-name="L14">
        <text:list-item>
          <text:p text:style-name="P59">Данные не вносит.</text:p>
        </text:list-item>
        <text:list-item>
          <text:p text:style-name="P59">Данные не редактирует.</text:p>
        </text:list-item>
        <text:list-item>
          <text:p text:style-name="P23">Просматривает данные о работе персонала и техники для контроля формирования суммы выплаты и списания ТМЦ.</text:p>
        </text:list-item>
        <text:list-item>
          <text:p text:style-name="P59">Данные не удаляет.</text:p>
        </text:list-item>
      </text:list>
      <text:list xml:id="list165643387465724" text:continue-list="list165643670782068" text:style-name="L3">
        <text:list-item>
          <text:p text:style-name="P50">Руководитель организации</text:p>
        </text:list-item>
      </text:list>
      <text:list xml:id="list3357228601" text:style-name="L15">
        <text:list-item>
          <text:p text:style-name="P60">Может вносить данные за всех сотрудников, кроме Кладовщика, Главного механика и Главного инженера.</text:p>
        </text:list-item>
        <text:list-item>
          <text:p text:style-name="P45"><text:span text:style-name="T3">Редактирует все </text:span><text:span text:style-name="T17">данные по работе персонала.</text:span></text:p>
        </text:list-item>
        <text:list-item>
          <text:p text:style-name="P24">Все данные</text:p>
        </text:list-item>
        <text:list-item>
          <text:p text:style-name="P57">Аналогично п. B.</text:p>
        </text:list-item>
      </text:list>
      <text:list xml:id="list165644469224909" text:continue-list="list165643387465724" text:style-name="L3">
        <text:list-item>
          <text:p text:style-name="P49">Администратор системы</text:p>
        </text:list-item>
      </text:list>
      <text:list xml:id="list2705389382" text:style-name="L16">
        <text:list-item>
          <text:p text:style-name="P46"><text:span text:style-name="T16">В</text:span><text:span text:style-name="T3">се данные.</text:span></text:p>
        </text:list-item>
        <text:list-item>
          <text:p text:style-name="P46"><text:span text:style-name="T16">В</text:span><text:span text:style-name="T17">се данные.</text:span></text:p>
        </text:list-item>
        <text:list-item>
          <text:p text:style-name="P25">Все данные.</text:p>
        </text:list-item>
        <text:list-item>
          <text:p text:style-name="P46"><text:span text:style-name="T16">В</text:span><text:span text:style-name="T3">се данные.</text:span>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5T13:22:43.352000000</meta:creation-date>
    <meta:generator>AlterOffice/3.2.8.4$Windows_X86_64 LibreOffice_project/d1c90088bbe599af6480b11ec66e1300c57faa9d</meta:generator>
    <dc:date>2023-05-15T14:57:02.068000000</dc:date>
    <meta:editing-duration>PT58M25S</meta:editing-duration>
    <meta:editing-cycles>20</meta:editing-cycles>
    <meta:document-statistic meta:table-count="0" meta:image-count="0" meta:object-count="0" meta:page-count="3" meta:paragraph-count="85" meta:word-count="751" meta:character-count="4918" meta:non-whitespace-character-count="4323"/>
  </office:meta>
</office:document-meta>
</file>